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Título" style:master-page-name="MP0" style:family="paragraph">
      <style:paragraph-properties fo:break-before="page"/>
    </style:style>
    <style:style style:name="P2" style:parent-style-name="Normal" style:family="paragraph">
      <style:paragraph-properties fo:text-indent="0.4916in"/>
    </style:style>
    <style:style style:name="P3" style:parent-style-name="Normal" style:family="paragraph">
      <style:paragraph-properties fo:text-indent="0.4916in"/>
    </style:style>
    <style:style style:name="P4" style:parent-style-name="Normal" style:family="paragraph">
      <style:paragraph-properties fo:text-indent="0.4916in"/>
    </style:style>
    <style:style style:name="P5" style:parent-style-name="Normal" style:family="paragraph">
      <style:paragraph-properties fo:text-indent="0.4916in"/>
    </style:style>
  </office:automatic-styles>
  <office:body>
    <office:text text:use-soft-page-breaks="true">
      <text:p text:style-name="P1">JAVA</text:p>
      <text:p text:style-name="Normal">Definición:</text:p>
      <text:p text:style-name="Normal"><text:tab/>Java es un lenguaje de programación orientado a objetos, desarrollado por Sun Microsystems en los 90ª y actualmente propiedad de Oracle. Fue desarrollado basándose en C y C++, y hoy en día es la alternativa más atractiva.</text:p>
      <text:p text:style-name="Normal">Cómo funciona:</text:p>
      <text:p text:style-name="P2"><text:s/>A diferencia de lenguajes como C o C++ java no compila en código máquina (aunque se puede), sino en bytecode. Los bytecode son un archivo que es interpretado por la máquina virtual de java (de la que hablaremos más adelante). <text:s/>Esta última particularidad hace que java pueda ser ejecutada en múltiples plataformas, como pueden ser: Windows, Linux, Mac OS y Android, entre otras.</text:p>
      <text:p text:style-name="P3">La gran mejora de Java frente a lenguaje de más bajo nivel es el facilitar al usuario la programación. Para ello en Java los punteros y la memoria no son gestionados por el usuario sino que se encarga la máquina virtual. Más en concreto los punteros se manejan como<text:s/>variables normales. De esta forma de mejora el rendimiento ya que el usuario poco experimentado no necesita comprender un concepto tan complicado como los punteros. La memoria por otro lado es gestionada por el recolector de basura. Este se encarga de liberar los objetos que no están siendo usados y optimizar el uso de memoria en general. En lenguajes de bajo nivel esto tendría que ser realizado por el usuario y es sumamente complicado y se pierde mucho tiempo en ello.</text:p>
      <text:p text:style-name="P4">Por último la única desventaja de Java es precisamente la máquina virtual, los código en Java necesitan más recursos para ejecutarse y son algo más lentos que en lenguajes de más bajo nivel. Hoy en día esto no es un problema ya que los equipos de más bajo nivel tienen un hardware más que decente para reducir la diferencia entre Java y C++ a algo inapreciable para casi cualquier operación.</text:p>
      <text:p text:style-name="Normal">Porque se ha elegido:</text:p>
      <text:p text:style-name="Normal"><text:tab/>En vista a lo descrito anteriormente Java es el candidato ideal para la creación de prototipos de gran capacidad con un coste de tiempo mucho menor que en otros lenguajes. Es perfecto al ser un lenguaje orientado a objetos y sobre todo porque existe una comunidad muy amplia en constante crecimiento que crea mucho contenido. Es fiable y robusto y permite integrarlo con multitud de otros lenguajes, haciéndolo aun más potente.</text:p>
      <text:p text:style-name="Normal">Conclusión:</text:p>
      <text:p text:style-name="Normal"><text:tab/>No siendo el lenguaje con mayor velocidad de ejecución si es el más extendido y uno de los que mayor versatilidad ofrece. Es robusto, fiable y ejecutable en<text:s/>todas las plataformas. Tiene una comprobación de errores mucho mayor y facilita muchísimo la programación.<text:s/></text:p>
      <text:p text:style-name="Normal">En definitiva es el candidato perfecto para un prototipo.</text:p>
      <text:p text:style-name="P5"/>
      <text:p text:style-name="Normal"><text:tab/>Fuentes:<text:s/></text:p>
      <text:p text:style-name="Normal"><text:s/><text:a xlink:href="http://es.wikipedia.org/wiki/Java_(lenguaje_de_programaci%C3%B3n)" office:target-frame-name="_top" xlink:show="replace"><text:span text:style-name="Hipervínculo">http://es.wikipedia.org/wiki/Java_(lenguaje_de_programaci%C3%B3n)</text:span></text:a></text:p>
      <text:p text:style-name="Normal"><text:a xlink:href="http://chuidiang.blogspot.com/2005/09/los-punteros-de-java.html" office:target-frame-name="_top" xlink:show="replace"><text:span text:style-name="Hipervínculo">http://chuidiang.blogspot.com/2005/09/los-punteros-de-java.html</text:span></text:a></text:p>
      <text:p text:style-name="Normal"><text:a xlink:href="http://www.java.com/es/download/faq/whatis_java.xml" office:target-frame-name="_top" xlink:show="replace"><text:span text:style-name="Hipervínculo">http://www.java.com/es/download/faq/whatis_java.xml</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s" style:country-asian="E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Título" style:display-name="Título"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ítuloCar" style:display-name="Título Car" style:family="text" style:parent-style-name="Fuentedepárrafopredeter.">
      <style:text-properties style:font-name="Cambria" style:font-name-asian="Times New Roman" style:font-name-complex="Times New Roman" fo:color="#17365D" fo:letter-spacing="0.0034in" style:letter-kerning="true" fo:font-size="26pt" style:font-size-asian="26pt" style:font-size-complex="26pt" fo:language="es"/>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icante</meta:initial-creator>
    <dc:creator>Bruno</dc:creator>
    <meta:creation-date>2012-01-27T22:34:00Z</meta:creation-date>
    <dc:date>2012-01-27T22:34:00Z</dc:date>
    <meta:template xlink:href="Normal" xlink:type="simple"/>
    <meta:editing-cycles>2</meta:editing-cycles>
    <meta:editing-duration>PT60S</meta:editing-duration>
    <meta:document-statistic meta:page-count="2" meta:paragraph-count="5" meta:word-count="458" meta:character-count="2973" meta:row-count="21" meta:non-whitespace-character-count="2520"/>
  </office:meta>
</office:document-meta>
</file>